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21a1" officeooo:paragraph-rsid="000821a1"/>
    </style:style>
    <style:style style:name="P2" style:family="paragraph" style:parent-style-name="Standard" style:list-style-name="L1">
      <style:text-properties officeooo:rsid="000821a1" officeooo:paragraph-rsid="000821a1"/>
    </style:style>
    <style:style style:name="P3" style:family="paragraph" style:parent-style-name="Standard" style:list-style-name="L1">
      <style:text-properties officeooo:rsid="000821a1" officeooo:paragraph-rsid="000f177b"/>
    </style:style>
    <style:style style:name="P4" style:family="paragraph" style:parent-style-name="Standard" style:list-style-name="L2">
      <style:text-properties officeooo:rsid="000821a1" officeooo:paragraph-rsid="000821a1"/>
    </style:style>
    <style:style style:name="P5" style:family="paragraph" style:parent-style-name="Standard" style:list-style-name="L3">
      <style:text-properties officeooo:rsid="000821a1" officeooo:paragraph-rsid="000821a1"/>
    </style:style>
    <style:style style:name="P6" style:family="paragraph" style:parent-style-name="Standard" style:list-style-name="L4">
      <style:text-properties officeooo:rsid="000821a1" officeooo:paragraph-rsid="000821a1"/>
    </style:style>
    <style:style style:name="P7" style:family="paragraph" style:parent-style-name="Standard" style:list-style-name="L1">
      <style:text-properties officeooo:rsid="000abf44" officeooo:paragraph-rsid="000abf44"/>
    </style:style>
    <style:style style:name="P8" style:family="paragraph" style:parent-style-name="Standard">
      <style:text-properties officeooo:rsid="000f177b" officeooo:paragraph-rsid="000f177b"/>
    </style:style>
    <style:style style:name="P9" style:family="paragraph" style:parent-style-name="Standard" style:list-style-name="L5">
      <style:text-properties officeooo:rsid="000f177b" officeooo:paragraph-rsid="000f177b"/>
    </style:style>
    <style:style style:name="P10" style:family="paragraph" style:parent-style-name="Standard" style:list-style-name="L5">
      <style:text-properties officeooo:rsid="000f177b" officeooo:paragraph-rsid="0010abb7"/>
    </style:style>
    <style:style style:name="P11" style:family="paragraph" style:parent-style-name="Standard">
      <style:text-properties officeooo:rsid="0010abb7" officeooo:paragraph-rsid="0010abb7"/>
    </style:style>
    <style:style style:name="P12" style:family="paragraph" style:parent-style-name="Standard" style:list-style-name="L1">
      <style:text-properties officeooo:rsid="0010abb7" officeooo:paragraph-rsid="0010abb7"/>
    </style:style>
    <style:style style:name="P13" style:family="paragraph" style:parent-style-name="Standard" style:list-style-name="L5">
      <style:text-properties officeooo:rsid="0010abb7" officeooo:paragraph-rsid="0010abb7"/>
    </style:style>
    <style:style style:name="T1" style:family="text">
      <style:text-properties officeooo:rsid="0008fed7"/>
    </style:style>
    <style:style style:name="T2" style:family="text">
      <style:text-properties officeooo:rsid="000abf44"/>
    </style:style>
    <style:style style:name="T3" style:family="text">
      <style:text-properties officeooo:rsid="00102f70"/>
    </style:style>
    <style:style style:name="T4" style:family="text">
      <style:text-properties officeooo:rsid="0010abb7"/>
    </style:style>
    <style:style style:name="T5" style:family="text">
      <style:text-properties officeooo:rsid="0011f2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БД Вакансии</text:p>
      <text:p text:style-name="P1"/>
      <text:p text:style-name="P1"><text:span text:style-name="T2">vacancy</text:span>:</text:p>
      <text:list xml:id="list2133211199" text:style-name="L1">
        <text:list-item>
          <text:p text:style-name="P2"><text:span text:style-name="T3">vacancy_</text:span>id</text:p>
        </text:list-item>
        <text:list-item>
          <text:p text:style-name="P2">name</text:p>
        </text:list-item>
        <text:list-item>
          <text:p text:style-name="P2">premium</text:p>
        </text:list-item>
        <text:list-item>
          <text:p text:style-name="P2">area </text:p>
        </text:list-item>
        <text:list-item>
          <text:p text:style-name="P2">salary</text:p>
        </text:list-item>
        <text:list-item>
          <text:p text:style-name="P2">address_raw</text:p>
        </text:list-item>
        <text:list-item>
          <text:p text:style-name="P7">experience</text:p>
        </text:list-item>
        <text:list-item>
          <text:p text:style-name="P7">schedule</text:p>
        </text:list-item>
        <text:list-item>
          <text:p text:style-name="P7">employment</text:p>
        </text:list-item>
        <text:list-item>
          <text:p text:style-name="P7">key_skills</text:p>
        </text:list-item>
        <text:list-item>
          <text:p text:style-name="P3">employer_<text:span text:style-name="T2">id</text:span></text:p>
        </text:list-item>
        <text:list-item>
          <text:p text:style-name="P2">published_at</text:p>
        </text:list-item>
        <text:list-item>
          <text:p text:style-name="P2">url</text:p>
        </text:list-item>
        <text:list-item>
          <text:p text:style-name="P12">metro</text:p>
        </text:list-item>
      </text:list>
      <text:p text:style-name="P1"><text:span text:style-name="T2">area</text:span>:</text:p>
      <text:list xml:id="list3447234126" text:style-name="L2">
        <text:list-item>
          <text:p text:style-name="P4"><text:span text:style-name="T3">area</text:span>_id</text:p>
        </text:list-item>
        <text:list-item>
          <text:p text:style-name="P4">name</text:p>
        </text:list-item>
      </text:list>
      <text:p text:style-name="P1"><text:span text:style-name="T2">address</text:span>:</text:p>
      <text:list xml:id="list4159339243" text:style-name="L3">
        <text:list-item>
          <text:p text:style-name="P5">city_<text:span text:style-name="T4">name</text:span></text:p>
        </text:list-item>
        <text:list-item>
          <text:p text:style-name="P5">street</text:p>
        </text:list-item>
        <text:list-item>
          <text:p text:style-name="P5">building</text:p>
        </text:list-item>
        <text:list-item>
          <text:p text:style-name="P5">metro (station_id)</text:p>
        </text:list-item>
      </text:list>
      <text:p text:style-name="P1"><text:span text:style-name="T2">employer</text:span>:</text:p>
      <text:list xml:id="list4163164626" text:style-name="L4">
        <text:list-item>
          <text:p text:style-name="P6"><text:span text:style-name="T3">employer_</text:span>id</text:p>
        </text:list-item>
        <text:list-item>
          <text:p text:style-name="P6">name</text:p>
        </text:list-item>
        <text:list-item>
          <text:p text:style-name="P6">url <text:span text:style-name="T1">(alternative_url)</text:span></text:p>
        </text:list-item>
      </text:list>
      <text:p text:style-name="P8">experience:</text:p>
      <text:list xml:id="list3557428722" text:style-name="L5">
        <text:list-item>
          <text:p text:style-name="P9"><text:span text:style-name="T3">experience_</text:span>id</text:p>
        </text:list-item>
        <text:list-item>
          <text:p text:style-name="P9">name</text:p>
        </text:list-item>
      </text:list>
      <text:p text:style-name="P8">employment:</text:p>
      <text:list xml:id="list65435050287093" text:continue-numbering="true" text:style-name="L5">
        <text:list-item>
          <text:p text:style-name="P9"><text:span text:style-name="T3">employment_</text:span>id</text:p>
        </text:list-item>
        <text:list-item>
          <text:p text:style-name="P9">name</text:p>
        </text:list-item>
      </text:list>
      <text:p text:style-name="P11">metro:</text:p>
      <text:list xml:id="list65436180095889" text:continue-numbering="true" text:style-name="L5">
        <text:list-item>
          <text:p text:style-name="P13">station_id</text:p>
        </text:list-item>
        <text:list-item>
          <text:p text:style-name="P10"><text:span text:style-name="T4">station_</text:span>nam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02:12:01.592066837</meta:creation-date>
    <dc:date>2023-03-31T06:54:34.583231067</dc:date>
    <meta:editing-duration>PT10M</meta:editing-duration>
    <meta:editing-cycles>1</meta:editing-cycles>
    <meta:document-statistic meta:table-count="0" meta:image-count="0" meta:object-count="0" meta:page-count="1" meta:paragraph-count="37" meta:word-count="69" meta:character-count="354" meta:non-whitespace-character-count="350"/>
    <meta:generator>LibreOffice/7.3.7.2$Linux_X86_64 LibreOffice_project/30$Build-2</meta:generator>
  </office:meta>
</office:document-meta>
</file>